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2.5cm" svg:y="8cm">
          <text:p text:style-name="P1"><text:span text:style-name="T1">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.5cm" svg:y="10.534cm">
          <text:p text:style-name="P1"><text:span text:style-name="T1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.5cm" svg:y="13.068cm">
          <text:p text:style-name="P1"><text:span text:style-name="T1">H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.5cm" svg:y="15.6cm">
          <text:p text:style-name="P1"><text:span text:style-name="T1">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cm" svg:y1="9cm" svg:x2="2.5cm" svg:y2="9cm">
          <text:p/>
        </draw:line>
        <draw:line draw:style-name="gr2" draw:text-style-name="P1" draw:layer="layout" svg:x1="1.5cm" svg:y1="11.6cm" svg:x2="2.5cm" svg:y2="11.6cm">
          <text:p/>
        </draw:line>
        <draw:line draw:style-name="gr2" draw:text-style-name="P1" draw:layer="layout" svg:x1="1.5cm" svg:y1="14.1cm" svg:x2="2.5cm" svg:y2="14.1cm">
          <text:p/>
        </draw:line>
        <draw:line draw:style-name="gr2" draw:text-style-name="P1" draw:layer="layout" svg:x1="1.5cm" svg:y1="16.6cm" svg:x2="2.5cm" svg:y2="16.6cm">
          <text:p/>
        </draw:line>
        <draw:custom-shape draw:style-name="gr1" draw:text-style-name="P2" xml:id="id1" draw:id="id1" draw:layer="layout" svg:width="2cm" svg:height="2cm" svg:x="8.5cm" svg:y="7.9cm">
          <text:p text:style-name="P1"><text:span text:style-name="T1">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8.5cm" svg:y="10.434cm">
          <text:p text:style-name="P1"><text:span text:style-name="T1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8.5cm" svg:y="12.968cm">
          <text:p text:style-name="P1"><text:span text:style-name="T1">H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8.5cm" svg:y="15.5cm">
          <text:p text:style-name="P1"><text:span text:style-name="T1">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12.5cm" svg:y="7.9cm">
          <text:p text:style-name="P1"><text:span text:style-name="T1">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2.5cm" svg:y="10.434cm">
          <text:p text:style-name="P1"><text:span text:style-name="T1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2.5cm" svg:y="12.968cm">
          <text:p text:style-name="P1"><text:span text:style-name="T1">H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2.5cm" svg:y="15.5cm">
          <text:p text:style-name="P1"><text:span text:style-name="T1">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cm" svg:y1="8.9cm" svg:x2="12.5cm" svg:y2="8.9cm" draw:start-shape="id1" draw:start-glue-point="10" draw:end-shape="id2" svg:d="m10500 8900h2000">
          <text:p/>
        </draw:connector>
        <draw:connector draw:style-name="gr3" draw:text-style-name="P1" draw:layer="layout" draw:type="line" svg:x1="10.5cm" svg:y1="11.434cm" svg:x2="12.5cm" svg:y2="8.9cm" draw:start-shape="id3" draw:start-glue-point="10" draw:end-shape="id2" draw:end-glue-point="6" svg:d="m10500 11434 2000-2534">
          <text:p/>
        </draw:connector>
        <draw:connector draw:style-name="gr3" draw:text-style-name="P1" draw:layer="layout" draw:type="line" svg:x1="10.5cm" svg:y1="13.968cm" svg:x2="12.5cm" svg:y2="8.9cm" draw:start-shape="id4" draw:start-glue-point="10" draw:end-shape="id2" draw:end-glue-point="6" svg:d="m10500 13968 2000-5068">
          <text:p/>
        </draw:connector>
        <draw:connector draw:style-name="gr3" draw:text-style-name="P1" draw:layer="layout" draw:type="line" svg:x1="10.5cm" svg:y1="16.5cm" svg:x2="12.403cm" svg:y2="9.346cm" draw:start-shape="id5" draw:start-glue-point="10" svg:d="m10500 16500 1903-7154">
          <text:p/>
        </draw:connector>
        <draw:frame draw:style-name="gr4" draw:layer="layout" svg:width="1.759cm" svg:height="0.963cm" svg:x="8.7cm" svg:y="18.063cm">
          <draw:text-box>
            <text:p>t = 0</text:p>
          </draw:text-box>
        </draw:frame>
        <draw:frame draw:style-name="gr4" draw:layer="layout" svg:width="1.759cm" svg:height="0.963cm" svg:x="12.701cm" svg:y="18.064cm">
          <draw:text-box>
            <text:p>t = 1</text:p>
          </draw:text-box>
        </draw:frame>
        <draw:frame draw:style-name="gr4" draw:layer="layout" svg:width="1.721cm" svg:height="0.963cm" svg:x="14.5cm" svg:y="8.037cm">
          <draw:text-box>
            <text:p>i = 0</text:p>
          </draw:text-box>
        </draw:frame>
        <draw:frame draw:style-name="gr4" draw:layer="layout" svg:width="1.721cm" svg:height="0.963cm" svg:x="10.5cm" svg:y="8.037cm">
          <draw:text-box>
            <text:p>j = 0</text:p>
          </draw:text-box>
        </draw:frame>
        <draw:frame draw:style-name="gr4" draw:layer="layout" svg:width="1.721cm" svg:height="0.963cm" svg:x="10.701cm" svg:y="15.038cm">
          <draw:text-box>
            <text:p>j =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ilbo Baggins</meta:initial-creator>
    <meta:creation-date>2011-10-17T10:29:15.54</meta:creation-date>
    <dc:date>2011-10-17T11:44:16.23</dc:date>
    <dc:creator>Bilbo Baggins</dc:creator>
    <meta:editing-duration>PT57M58S</meta:editing-duration>
    <meta:editing-cycles>3</meta:editing-cycles>
    <meta:generator>OpenOffice.org/3.3$Win32 OpenOffice.org_project/330m20$Build-9567</meta:generator>
    <meta:document-statistic meta:object-count="25"/>
  </office:meta>
</office:document-meta>
</file>